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JSONParserTest_date.test_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JSONParserTest_date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JSONParserTest_date.test_date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JSONParserTest_date.test_date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JSONParserTest_date.test_date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JSONParserTest_date.test_date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